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center" style:justify-single-word="false"/>
      <style:text-properties style:font-name="Helvetica-Bold" style:text-underline-style="solid" style:text-underline-width="auto" style:text-underline-color="font-color" fo:font-weight="bold" style:font-name-asian="Helvetica-Bold" style:font-weight-asian="bold" style:font-name-complex="Helvetica-Bold" style:font-weight-complex="bold"/>
    </style:style>
    <style:style style:name="P2" style:family="paragraph" style:parent-style-name="Standard" style:list-style-name="">
      <style:paragraph-properties fo:text-align="center" style:justify-single-word="false"/>
      <style:text-properties style:font-name="Helvetica-Bold" fo:font-weight="bold" style:font-name-asian="Helvetica-Bold" style:font-weight-asian="bold" style:font-name-complex="Helvetica-Bold" style:font-weight-complex="bold"/>
    </style:style>
    <style:style style:name="P3" style:family="paragraph" style:parent-style-name="Standard" style:list-style-name=""/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style:font-name="Helvetica-Bold" fo:font-weight="bold" style:font-name-asian="Helvetica-Bold" style:font-weight-asian="bold" style:font-name-complex="Helvetica-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diology Department</text:p>
      <text:p text:style-name="Standard">University of Cupertino</text:p>
      <text:p text:style-name="Standard">Silicon Valley</text:p>
      <text:p text:style-name="Standard">California, CA 90024</text:p>
      <text:p text:style-name="Standard"/>
      <text:p text:style-name="Standard"><text:tab/><text:tab/><text:tab/><text:tab/><text:tab/><text:tab/><text:tab/> «referringPhysician»</text:p>
      <text:p text:style-name="Standard"><text:tab/><text:tab/><text:tab/><text:tab/><text:tab/><text:tab/><text:tab/><text:tab/></text:p>
      <text:p text:style-name="Standard"><text:tab/><text:tab/><text:tab/><text:tab/><text:tab/><text:tab/><text:tab/><text:tab/></text:p>
      <text:p text:style-name="Standard"><text:tab/><text:tab/><text:tab/><text:tab/><text:tab/><text:tab/><text:tab/><text:tab/></text:p>
      <text:p text:style-name="Standard"/>
      <text:p text:style-name="Standard">Name:<text:tab/><text:tab/><text:tab/><text:tab/> «name» («patientID»)</text:p>
      <text:p text:style-name="Standard">Birthdate:<text:tab/><text:tab/><text:tab/> «dateOfBirth»</text:p>
      <text:p text:style-name="Standard">Accession Number:<text:tab/><text:tab/> «accessionNumber»</text:p>
      <text:p text:style-name="Standard"/>
      <text:p text:style-name="Standard"/>
      <text:p text:style-name="Standard">Cupertino, <text:s/>«today»</text:p>
      <text:p text:style-name="Standard"/>
      <text:p text:style-name="P1">Report</text:p>
      <text:p text:style-name="Standard"/>
      <text:p text:style-name="P2"><text:s/>«modality» - <text:s/>«studyName»</text:p>
      <text:p text:style-name="P2"><text:s/>«date»</text:p>
      <text:p text:style-name="P2"/>
      <text:p text:style-name="P2">Study performed by: <text:s/>«performingPhysician» - <text:s/>«institutionName»</text:p>
      <text:p text:style-name="Standard"/>
      <text:p text:style-name="P3"><text:span text:style-name="T1">Indication</text:span>:</text:p>
      <text:p text:style-name="Standard"/>
      <text:p text:style-name="P3"><text:span text:style-name="T1">Technique</text:span>: modality: <text:s/>«modality», number of images: <text:s/>«numberOfImages»</text:p>
      <text:p text:style-name="Standard"/>
      <text:p text:style-name="P3"><text:span text:style-name="T1">Quality</text:span>:</text:p>
      <text:p text:style-name="Standard"/>
      <text:p text:style-name="P3"><text:span text:style-name="T1">Description</text:span>:</text:p>
      <text:p text:style-name="Standard"/>
      <text:p text:style-name="P3"><text:span text:style-name="T1">Conclusion</text:span>:</text:p>
      <text:p text:style-name="Standard"/>
      <text:p text:style-name="Standard"/>
      <text:p text:style-name="Standard">Sincerely,</text:p>
      <text:p text:style-name="Standard"/>
      <text:p text:style-name="Standard"><text:s/>«performingPhysician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Helvetica" fo:font-size="12pt" fo:language="fr" fo:country="CH" style:font-name-asian="Helvetica" style:font-size-asian="12pt" style:language-asian="zxx" style:country-asian="none" style:font-name-complex="Helvetic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ÇPerformingDoctorÈ</dc:title>
    <meta:initial-creator>Antoine ROSSET</meta:initial-creator>
    <meta:document-statistic meta:table-count="0" meta:image-count="0" meta:object-count="0" meta:page-count="1" meta:paragraph-count="23" meta:word-count="45" meta:character-count="487"/>
    <dc:date>2009-11-28T18:43:44</dc:date>
    <dc:creator>Antoine Rosset</dc:creator>
    <meta:generator>OpenOffice.org/3.1$Unix OpenOffice.org_project/310m19$Build-9420</meta:generator>
  </office:meta>
</office:document-meta>
</file>